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Utils.verifySameInvocations( List &lt; Invocation &gt; expectedInvocations , List &lt; Invocation &gt; actualInvocations , InvocationArgumentsAdapter ... argumentAdap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itoUtils.verifySameInvocation( Invocation expectedInvocation , Invocation actualInvocation , InvocationArgumentsAdapter ... argumentAdap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itoUtils.getInvocationArguments( Invocation invocation , InvocationArgumentsAdapter ... argumentAdap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itoUtils.verifySameInvocations( T expected , T actual , InvocationArgumentsAdapter ... argumentAdap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